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56000003008692C7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cm, 3.62cm, 0cm, 5.42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ank-notes">
      <style:graphic-properties draw:fill-color="#ffffff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25.401cm" svg:height="18.945cm" svg:x="0cm" svg:y="0cm">
          <draw:image xlink:href="Pictures/1000000000000556000003008692C7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8-01-09">09/01/18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hikha</meta:initial-creator>
    <meta:editing-cycles>35</meta:editing-cycles>
    <meta:creation-date>2017-11-23T03:55:33</meta:creation-date>
    <dc:date>2018-01-09T09:22:33.387452057</dc:date>
    <meta:editing-duration>PT18M32S</meta:editing-duration>
    <meta:generator>LibreOffice/4.2.8.2$Linux_x86 LibreOffice_project/420m0$Build-2</meta:generator>
    <meta:document-statistic meta:object-count="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